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officeooo:paragraph-rsid="00034fdb"/>
    </style:style>
    <style:style style:name="P3" style:family="paragraph" style:parent-style-name="Standard" style:master-page-name="Standard">
      <style:paragraph-properties style:page-number="auto"/>
      <style:text-properties style:font-name="DejaVu Sans Mon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fessor<text:tab/><text:tab/>(<text:span text:style-name="T1">CPF_professor,</text:span> nome_professor)</text:p>
      <text:p text:style-name="P2">Orienta<text:tab/><text:tab/>(<text:span text:style-name="T1">CPF_pessoa</text:span>, <text:span text:style-name="T1">CGC_univ, CPF_professor</text:span>)</text:p>
      <text:p text:style-name="P1"/>
      <text:p text:style-name="P1">Pessoa<text:tab/><text:tab/>(<text:span text:style-name="T1">CPF_pessoa</text:span>, nome_pessoa, telefone)</text:p>
      <text:p text:style-name="P1">Universidade<text:tab/>(<text:span text:style-name="T1">CGC_univ</text:span>, nome_univ)</text:p>
      <text:p text:style-name="P1">Ingressa<text:tab/><text:tab/>(data_ingresso, <text:span text:style-name="T1">CPF_pessoa</text:span>, <text:span text:style-name="T1">CGC_univ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3:38:12.22</meta:creation-date>
    <dc:date>2013-09-08T23:40:58.16</dc:date>
    <meta:editing-duration>PT1M21S</meta:editing-duration>
    <meta:editing-cycles>3</meta:editing-cycles>
    <meta:generator>LibreOffice/4.0.0.3$Windows_x86 LibreOffice_project/7545bee9c2a0782548772a21bc84a9dcc583b89</meta:generator>
    <meta:document-statistic meta:table-count="0" meta:image-count="0" meta:object-count="0" meta:page-count="1" meta:paragraph-count="5" meta:word-count="18" meta:character-count="212" meta:non-whitespace-character-count="195"/>
  </office:meta>
</office:document-meta>
</file>